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6.7055648170199" calcext:value-type="float">
            <text:p>96,71</text:p>
          </table:table-cell>
          <table:table-cell table:style-name="ce3" table:formula="of:=([.F2]/12597)*100" office:value-type="float" office:value="3.29443518298007" calcext:value-type="float">
            <text:p>3,29</text:p>
          </table:table-cell>
          <table:table-cell/>
          <table:table-cell table:style-name="ce4" table:formula="of:=[.E18]+[.H18]" office:value-type="float" office:value="12182" calcext:value-type="float">
            <text:p>12182</text:p>
          </table:table-cell>
          <table:table-cell table:formula="of:=12597-[.E2]" office:value-type="float" office:value="415" calcext:value-type="float">
            <text:p>415</text:p>
          </table:table-cell>
          <table:table-cell office:value-type="float" office:value="0.0120317935944" calcext:value-type="float">
            <text:p>0,0120317936</text:p>
          </table:table-cell>
          <table:table-cell office:value-type="float" office:value="24.1278998852" calcext:value-type="float">
            <text:p>24,127899885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5.5068667142971" calcext:value-type="float">
            <text:p>95,51</text:p>
          </table:table-cell>
          <table:table-cell table:style-name="ce3" table:formula="of:=([.F3]/12597)*100" office:value-type="float" office:value="4.49313328570295" calcext:value-type="float">
            <text:p>4,49</text:p>
          </table:table-cell>
          <table:table-cell/>
          <table:table-cell table:style-name="ce4" table:formula="of:=[.E19]+[.H19]" office:value-type="float" office:value="12031" calcext:value-type="float">
            <text:p>12031</text:p>
          </table:table-cell>
          <table:table-cell table:formula="of:=12597-[.E3]" office:value-type="float" office:value="566" calcext:value-type="float">
            <text:p>566</text:p>
          </table:table-cell>
          <table:table-cell office:value-type="float" office:value="0.0120170116425" calcext:value-type="float">
            <text:p>0,0120170116</text:p>
          </table:table-cell>
          <table:table-cell office:value-type="float" office:value="23.7561128139" calcext:value-type="float">
            <text:p>23,756112813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6.3880288957688" calcext:value-type="float">
            <text:p>96,39</text:p>
          </table:table-cell>
          <table:table-cell table:style-name="ce3" table:formula="of:=([.F4]/12597)*100" office:value-type="float" office:value="3.61197110423117" calcext:value-type="float">
            <text:p>3,61</text:p>
          </table:table-cell>
          <table:table-cell/>
          <table:table-cell table:style-name="ce4" table:formula="of:=[.E20]+[.H20]" office:value-type="float" office:value="12142" calcext:value-type="float">
            <text:p>12142</text:p>
          </table:table-cell>
          <table:table-cell table:formula="of:=12597-[.E4]" office:value-type="float" office:value="455" calcext:value-type="float">
            <text:p>455</text:p>
          </table:table-cell>
          <table:table-cell office:value-type="float" office:value="0.012130022049" calcext:value-type="float">
            <text:p>0,012130022</text:p>
          </table:table-cell>
          <table:table-cell office:value-type="float" office:value="23.7776479721" calcext:value-type="float">
            <text:p>23,777647972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6.3403985075812" calcext:value-type="float">
            <text:p>96,34</text:p>
          </table:table-cell>
          <table:table-cell table:style-name="ce3" table:formula="of:=([.F5]/12597)*100" office:value-type="float" office:value="3.65960149241883" calcext:value-type="float">
            <text:p>3,66</text:p>
          </table:table-cell>
          <table:table-cell/>
          <table:table-cell table:style-name="ce4" table:formula="of:=[.E21]+[.H21]" office:value-type="float" office:value="12136" calcext:value-type="float">
            <text:p>12136</text:p>
          </table:table-cell>
          <table:table-cell table:formula="of:=12597-[.E5]" office:value-type="float" office:value="461" calcext:value-type="float">
            <text:p>461</text:p>
          </table:table-cell>
          <table:table-cell office:value-type="float" office:value="0.01247382164" calcext:value-type="float">
            <text:p>0,0124738216</text:p>
          </table:table-cell>
          <table:table-cell office:value-type="float" office:value="23.7895059586" calcext:value-type="float">
            <text:p>23,7895059586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6.9675319520521" calcext:value-type="float">
            <text:p>96,97</text:p>
          </table:table-cell>
          <table:table-cell table:style-name="ce3" table:formula="of:=([.F6]/12597)*100" office:value-type="float" office:value="3.03246804794792" calcext:value-type="float">
            <text:p>3,03</text:p>
          </table:table-cell>
          <table:table-cell/>
          <table:table-cell table:style-name="ce4" table:formula="of:=[.E22]+[.H22]" office:value-type="float" office:value="12215" calcext:value-type="float">
            <text:p>12215</text:p>
          </table:table-cell>
          <table:table-cell table:formula="of:=12597-[.E6]" office:value-type="float" office:value="382" calcext:value-type="float">
            <text:p>382</text:p>
          </table:table-cell>
          <table:table-cell office:value-type="float" office:value="0.0122270584106" calcext:value-type="float">
            <text:p>0,0122270584</text:p>
          </table:table-cell>
          <table:table-cell office:value-type="float" office:value="23.7938001156" calcext:value-type="float">
            <text:p>23,7938001156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0151623402397" calcext:value-type="float">
            <text:p>97,02</text:p>
          </table:table-cell>
          <table:table-cell table:style-name="ce3" table:formula="of:=([.F7]/12597)*100" office:value-type="float" office:value="2.98483765976026" calcext:value-type="float">
            <text:p>2,98</text:p>
          </table:table-cell>
          <table:table-cell/>
          <table:table-cell table:style-name="ce4" table:formula="of:=[.E23]+[.H23]" office:value-type="float" office:value="12221" calcext:value-type="float">
            <text:p>12221</text:p>
          </table:table-cell>
          <table:table-cell table:formula="of:=12597-[.E7]" office:value-type="float" office:value="376" calcext:value-type="float">
            <text:p>376</text:p>
          </table:table-cell>
          <table:table-cell office:value-type="float" office:value="0.0120289325714" calcext:value-type="float">
            <text:p>0,0120289326</text:p>
          </table:table-cell>
          <table:table-cell office:value-type="float" office:value="23.7838602066" calcext:value-type="float">
            <text:p>23,783860206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6.8960863697706" calcext:value-type="float">
            <text:p>96,90</text:p>
          </table:table-cell>
          <table:table-cell table:style-name="ce3" table:formula="of:=([.F8]/12597)*100" office:value-type="float" office:value="3.10391363022942" calcext:value-type="float">
            <text:p>3,10</text:p>
          </table:table-cell>
          <table:table-cell/>
          <table:table-cell table:style-name="ce4" table:formula="of:=[.E24]+[.H24]" office:value-type="float" office:value="12206" calcext:value-type="float">
            <text:p>12206</text:p>
          </table:table-cell>
          <table:table-cell table:formula="of:=12597-[.E8]" office:value-type="float" office:value="391" calcext:value-type="float">
            <text:p>391</text:p>
          </table:table-cell>
          <table:table-cell office:value-type="float" office:value="0.0118429660797" calcext:value-type="float">
            <text:p>0,0118429661</text:p>
          </table:table-cell>
          <table:table-cell office:value-type="float" office:value="23.7786228657" calcext:value-type="float">
            <text:p>23,7786228657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6.3880288957688" calcext:value-type="float">
            <text:p>96,39</text:p>
          </table:table-cell>
          <table:table-cell table:style-name="ce3" table:formula="of:=([.F9]/12597)*100" office:value-type="float" office:value="3.61197110423117" calcext:value-type="float">
            <text:p>3,61</text:p>
          </table:table-cell>
          <table:table-cell/>
          <table:table-cell table:style-name="ce4" table:formula="of:=[.E25]+[.H25]" office:value-type="float" office:value="12142" calcext:value-type="float">
            <text:p>12142</text:p>
          </table:table-cell>
          <table:table-cell table:formula="of:=12597-[.E9]" office:value-type="float" office:value="455" calcext:value-type="float">
            <text:p>455</text:p>
          </table:table-cell>
          <table:table-cell office:value-type="float" office:value="0.0120189189911" calcext:value-type="float">
            <text:p>0,012018919</text:p>
          </table:table-cell>
          <table:table-cell office:value-type="float" office:value="23.7399849892" calcext:value-type="float">
            <text:p>23,7399849892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1426530126221" calcext:value-type="float">
            <text:p>99,14</text:p>
          </table:table-cell>
          <table:table-cell table:style-name="ce3" table:formula="of:=([.F10]/12597)*100" office:value-type="float" office:value="0.857346987377947" calcext:value-type="float">
            <text:p>0,86</text:p>
          </table:table-cell>
          <table:table-cell/>
          <table:table-cell table:style-name="ce4" table:formula="of:=[.E26]+[.H26]" office:value-type="float" office:value="12489" calcext:value-type="float">
            <text:p>12489</text:p>
          </table:table-cell>
          <table:table-cell table:formula="of:=12597-[.E10]" office:value-type="float" office:value="108" calcext:value-type="float">
            <text:p>108</text:p>
          </table:table-cell>
          <table:table-cell office:value-type="float" office:value="0.0119650363922" calcext:value-type="float">
            <text:p>0,0119650364</text:p>
          </table:table-cell>
          <table:table-cell office:value-type="float" office:value="23.7427670956" calcext:value-type="float">
            <text:p>23,742767095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6.880209573708" calcext:value-type="float">
            <text:p>96,88</text:p>
          </table:table-cell>
          <table:table-cell table:style-name="ce3" table:formula="of:=([.F11]/12597)*100" office:value-type="float" office:value="3.11979042629197" calcext:value-type="float">
            <text:p>3,12</text:p>
          </table:table-cell>
          <table:table-cell/>
          <table:table-cell table:style-name="ce4" table:formula="of:=[.E27]+[.H27]" office:value-type="float" office:value="12204" calcext:value-type="float">
            <text:p>12204</text:p>
          </table:table-cell>
          <table:table-cell table:formula="of:=12597-[.E11]" office:value-type="float" office:value="393" calcext:value-type="float">
            <text:p>393</text:p>
          </table:table-cell>
          <table:table-cell office:value-type="float" office:value="0.0119500160217" calcext:value-type="float">
            <text:p>0,011950016</text:p>
          </table:table-cell>
          <table:table-cell office:value-type="float" office:value="23.7477481365" calcext:value-type="float">
            <text:p>23,7477481365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8230531078828" calcext:value-type="float">
            <text:p>96,8230531079</text:p>
          </table:table-cell>
          <table:table-cell table:formula="of:=AVERAGE([.C2:.C11])" office:value-type="float" office:value="3.17694689211717" calcext:value-type="float">
            <text:p>3,1769468921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196.8" calcext:value-type="float">
            <text:p>12196,8</text:p>
          </table:table-cell>
          <table:table-cell table:formula="of:=AVERAGE([.F2:.F11])" office:value-type="float" office:value="400.2" calcext:value-type="float">
            <text:p>400,2</text:p>
          </table:table-cell>
          <table:table-cell table:formula="of:=SUM([.G2:.G11])/10" office:value-type="float" office:value="0.01206855773926" calcext:value-type="float">
            <text:p>0,0120685577</text:p>
          </table:table-cell>
          <table:table-cell table:formula="of:=SUM([.H2:.H11])/10" office:value-type="float" office:value="23.8037950039" calcext:value-type="float">
            <text:p>23,8037950039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68.2" calcext:value-type="float">
            <text:p>5768,2</text:p>
          </table:table-cell>
          <table:table-cell table:formula="of:=AVERAGE([.G18:.G27])" office:value-type="float" office:value="94.5" calcext:value-type="float">
            <text:p>94,5</text:p>
          </table:table-cell>
          <table:table-cell/>
          <table:table-cell office:value-type="float" office:value="5733" calcext:value-type="float">
            <text:p>5733</text:p>
          </table:table-cell>
          <table:table-cell office:value-type="float" office:value="345" calcext:value-type="float">
            <text:p>345</text:p>
          </table:table-cell>
          <table:table-cell office:value-type="float" office:value="70" calcext:value-type="float">
            <text:p>70</text:p>
          </table:table-cell>
          <table:table-cell table:formula="of:=12597-SUM([.E18:.G18])" office:value-type="float" office:value="6449" calcext:value-type="float">
            <text:p>644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05.7" calcext:value-type="float">
            <text:p>305,7</text:p>
          </table:table-cell>
          <table:table-cell table:formula="of:=AVERAGE([.H18:.H27])" office:value-type="float" office:value="6428.6" calcext:value-type="float">
            <text:p>6428,6</text:p>
          </table:table-cell>
          <table:table-cell/>
          <table:table-cell office:value-type="float" office:value="5643" calcext:value-type="float">
            <text:p>5643</text:p>
          </table:table-cell>
          <table:table-cell office:value-type="float" office:value="353" calcext:value-type="float">
            <text:p>353</text:p>
          </table:table-cell>
          <table:table-cell office:value-type="float" office:value="213" calcext:value-type="float">
            <text:p>213</text:p>
          </table:table-cell>
          <table:table-cell table:formula="of:=12597-SUM([.E19:.G19])" office:value-type="float" office:value="6388" calcext:value-type="float">
            <text:p>6388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10" calcext:value-type="float">
            <text:p>5710</text:p>
          </table:table-cell>
          <table:table-cell office:value-type="float" office:value="312" calcext:value-type="float">
            <text:p>312</text:p>
          </table:table-cell>
          <table:table-cell office:value-type="float" office:value="143" calcext:value-type="float">
            <text:p>143</text:p>
          </table:table-cell>
          <table:table-cell table:formula="of:=12597-SUM([.E20:.G20])" office:value-type="float" office:value="6432" calcext:value-type="float">
            <text:p>643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68.2" calcext:value-type="float">
            <text:p>5768,2</text:p>
          </table:table-cell>
          <table:table-cell table:number-columns-repeated="2"/>
          <table:table-cell office:value-type="float" office:value="5736" calcext:value-type="float">
            <text:p>5736</text:p>
          </table:table-cell>
          <table:table-cell office:value-type="float" office:value="315" calcext:value-type="float">
            <text:p>315</text:p>
          </table:table-cell>
          <table:table-cell office:value-type="float" office:value="146" calcext:value-type="float">
            <text:p>146</text:p>
          </table:table-cell>
          <table:table-cell table:formula="of:=12597-SUM([.E21:.G21])" office:value-type="float" office:value="6400" calcext:value-type="float">
            <text:p>6400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05.7" calcext:value-type="float">
            <text:p>305,7</text:p>
          </table:table-cell>
          <table:table-cell table:number-columns-repeated="2"/>
          <table:table-cell office:value-type="float" office:value="5797" calcext:value-type="float">
            <text:p>5797</text:p>
          </table:table-cell>
          <table:table-cell office:value-type="float" office:value="308" calcext:value-type="float">
            <text:p>308</text:p>
          </table:table-cell>
          <table:table-cell office:value-type="float" office:value="74" calcext:value-type="float">
            <text:p>74</text:p>
          </table:table-cell>
          <table:table-cell table:formula="of:=12597-SUM([.E22:.G22])" office:value-type="float" office:value="6418" calcext:value-type="float">
            <text:p>641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94.5" calcext:value-type="float">
            <text:p>94,5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334" calcext:value-type="float">
            <text:p>334</text:p>
          </table:table-cell>
          <table:table-cell office:value-type="float" office:value="42" calcext:value-type="float">
            <text:p>42</text:p>
          </table:table-cell>
          <table:table-cell table:formula="of:=12597-SUM([.E23:.G23])" office:value-type="float" office:value="6404" calcext:value-type="float">
            <text:p>6404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28.6" calcext:value-type="float">
            <text:p>6428,6</text:p>
          </table:table-cell>
          <table:table-cell table:number-columns-repeated="2"/>
          <table:table-cell office:value-type="float" office:value="5842" calcext:value-type="float">
            <text:p>5842</text:p>
          </table:table-cell>
          <table:table-cell office:value-type="float" office:value="320" calcext:value-type="float">
            <text:p>320</text:p>
          </table:table-cell>
          <table:table-cell office:value-type="float" office:value="71" calcext:value-type="float">
            <text:p>71</text:p>
          </table:table-cell>
          <table:table-cell table:formula="of:=12597-SUM([.E24:.G24])" office:value-type="float" office:value="6364" calcext:value-type="float">
            <text:p>6364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25" calcext:value-type="float">
            <text:p>5725</text:p>
          </table:table-cell>
          <table:table-cell office:value-type="float" office:value="374" calcext:value-type="float">
            <text:p>374</text:p>
          </table:table-cell>
          <table:table-cell office:value-type="float" office:value="81" calcext:value-type="float">
            <text:p>81</text:p>
          </table:table-cell>
          <table:table-cell table:formula="of:=12597-SUM([.E25:.G25])" office:value-type="float" office:value="6417" calcext:value-type="float">
            <text:p>6417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49" calcext:value-type="float">
            <text:p>5749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table:formula="of:=12597-SUM([.E26:.G26])" office:value-type="float" office:value="6740" calcext:value-type="float">
            <text:p>6740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30" calcext:value-type="float">
            <text:p>5930</text:p>
          </table:table-cell>
          <table:table-cell office:value-type="float" office:value="331" calcext:value-type="float">
            <text:p>331</text:p>
          </table:table-cell>
          <table:table-cell office:value-type="float" office:value="62" calcext:value-type="float">
            <text:p>62</text:p>
          </table:table-cell>
          <table:table-cell table:formula="of:=12597-SUM([.E27:.G27])" office:value-type="float" office:value="6274" calcext:value-type="float">
            <text:p>6274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68230531078828" calcext:value-type="float">
            <text:p>0,9682305311</text:p>
          </table:table-cell>
          <table:table-cell table:number-columns-repeated="2"/>
          <table:table-cell table:formula="of:=SUM([.E18:.E27])/10" office:value-type="float" office:value="5768.2" calcext:value-type="float">
            <text:p>5768,2</text:p>
          </table:table-cell>
          <table:table-cell table:formula="of:=SUM([.F18:.F27])/10" office:value-type="float" office:value="305.7" calcext:value-type="float">
            <text:p>305,7</text:p>
          </table:table-cell>
          <table:table-cell table:formula="of:=SUM([.G18:.G27])/10" office:value-type="float" office:value="94.5" calcext:value-type="float">
            <text:p>94,5</text:p>
          </table:table-cell>
          <table:table-cell table:formula="of:=SUM([.H18:.H27])/10" office:value-type="float" office:value="6428.6" calcext:value-type="float">
            <text:p>6428,6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317694689211717" calcext:value-type="float">
            <text:p>0,0317694689</text:p>
          </table:table-cell>
          <table:table-cell table:number-columns-repeated="2"/>
          <table:table-cell table:formula="of:=SUM([.E18:.E27])" office:value-type="float" office:value="57682" calcext:value-type="float">
            <text:p>57682</text:p>
          </table:table-cell>
          <table:table-cell table:formula="of:=SUM([.F18:.F27])" office:value-type="float" office:value="3057" calcext:value-type="float">
            <text:p>3057</text:p>
          </table:table-cell>
          <table:table-cell table:formula="of:=SUM([.G18:.G27])" office:value-type="float" office:value="945" calcext:value-type="float">
            <text:p>945</text:p>
          </table:table-cell>
          <table:table-cell table:formula="of:=SUM([.H18:.H27])" office:value-type="float" office:value="64286" calcext:value-type="float">
            <text:p>64286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3881146911832" calcext:value-type="float">
            <text:p>0,98388114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4605526929302" calcext:value-type="float">
            <text:p>0,954605526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1:20:19.59574808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31S</meta:editing-duration>
    <meta:editing-cycles>7</meta:editing-cycles>
    <meta:generator>LibreOffice/5.1.6.2$Linux_X86_64 LibreOffice_project/10m0$Build-2</meta:generator>
    <dc:date>2018-01-24T01:21:23.712767859</dc:date>
    <meta:document-statistic meta:table-count="1" meta:cell-count="171" meta:object-count="0"/>
  </office:meta>
</office:document-meta>
</file>